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8669"/>
    </style:style>
    <style:style style:name="P2" style:family="paragraph" style:parent-style-name="Heading_20_1">
      <style:paragraph-properties fo:text-align="start" style:justify-single-word="false"/>
      <style:text-properties officeooo:rsid="00228669" officeooo:paragraph-rsid="00228669"/>
    </style:style>
    <style:style style:name="P3" style:family="paragraph" style:parent-style-name="Heading_20_2">
      <style:text-properties officeooo:paragraph-rsid="00228669"/>
    </style:style>
    <style:style style:name="T1" style:family="text">
      <style:text-properties officeooo:rsid="00228669"/>
    </style:style>
    <style:style style:name="T2" style:family="text">
      <style:text-properties officeooo:rsid="00240dc5"/>
    </style:style>
    <style:style style:name="T3" style:family="text">
      <style:text-properties officeooo:rsid="0025e368"/>
    </style:style>
    <style:style style:name="T4" style:family="text">
      <style:text-properties officeooo:rsid="00273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rtha’s Madman</text:h>
      <text:h text:style-name="Heading_20_2" text:outline-level="2">G <text:s text:c="2"/><text:span text:style-name="T1">C</text:span></text:h>
      <text:h text:style-name="Heading_20_3" text:outline-level="3">Martha has a madman, </text:h>
      <text:p text:style-name="P1">Standing hidden in the shadows</text:p>
      <text:p text:style-name="P1">He's got a long curved Turkish dagger, With a bejewelled handle</text:p>
      <text:h text:style-name="Heading_20_2" text:outline-level="2"/>
      <text:h text:style-name="Heading_20_2" text:outline-level="2">Em <text:s text:c="2"/>E<text:span text:style-name="T4">m7</text:span> <text:s text:c="3"/>A <text:s text:c="3"/>C <text:s text:c="3"/>D <text:s text:c="3"/>Em</text:h>
      <text:h text:style-name="Heading_20_3" text:outline-level="3">He's tellin<text:span text:style-name="T3">g</text:span> her the world is full of freaks </text:h>
      <text:p text:style-name="P1">and geeks and simples and he's</text:p>
      <text:p text:style-name="P1">Hiding like a leprechaun under stones and in the ripples, in the</text:p>
      <text:p text:style-name="P1">pool of time she thought she knew it - but someone threw a stone into it which</text:p>
      <text:p text:style-name="P1">breaks up the surface and it's making her nervous and it's</text:p>
      <text:h text:style-name="P3" text:outline-level="2">Em <text:s text:c="2"/>D <text:s text:c="2"/>Em <text:s text:c="2"/>.A <text:s text:c="3"/>Em <text:s text:c="2"/>D <text:s text:c="2"/>Em <text:s text:c="2"/>.B</text:h>
      <text:p text:style-name="P1">true <text:s text:c="7"/>what can she do <text:s text:c="10"/>yes it's true What can she do </text:p>
      <text:h text:style-name="Heading_20_2" text:outline-level="2">G <text:s text:c="11"/>G/F# <text:s text:c="16"/>G/E <text:s text:c="10"/>C <text:s text:c="6"/>D</text:h>
      <text:p text:style-name="P1">Martha yes I guess you'll have to wait around - another thousand years</text:p>
      <text:h text:style-name="Heading_20_2" text:outline-level="2">G <text:s text:c="2"/>Am/G <text:s text:c="2"/>Bb/G <text:s text:c="2"/>C/G <text:s text:c="2"/>F</text:h>
      <text:h text:style-name="Heading_20_3" text:outline-level="3">Martha's gettin<text:span text:style-name="T2">g</text:span> nervous </text:h>
      <text:p text:style-name="P1">as she wanders through his valley</text:p>
      <text:p text:style-name="P1">Where the shadows always frightening</text:p>
      <text:p text:style-name="P1">And the whispers tell her stories</text:p>
      <text:p text:style-name="P1"/>
      <text:p text:style-name="P1">He's tellin' her the world is full of freaks ..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4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7:10:08.232837937</meta:creation-date>
    <dc:title>SongSheet</dc:title>
    <meta:editing-cycles>5</meta:editing-cycles>
    <meta:generator>LibreOffice/7.6.4.1$MacOSX_AARCH64 LibreOffice_project/e19e193f88cd6c0525a17fb7a176ed8e6a3e2aa1</meta:generator>
    <meta:editing-duration>PT2H19M25S</meta:editing-duration>
    <dc:date>2025-05-30T18:11:43.039355154</dc:date>
    <meta:print-date>2025-04-19T07:20:22.458484959</meta:print-date>
    <meta:document-statistic meta:table-count="0" meta:image-count="0" meta:object-count="0" meta:page-count="1" meta:paragraph-count="21" meta:word-count="158" meta:character-count="869" meta:non-whitespace-character-count="629"/>
    <meta:template xlink:type="simple" xlink:actuate="onRequest" xlink:title="SongSheet" xlink:href="../../../../Library/Application%20Support/LibreOffice/4/user/template/SongSheet.ott" meta:date="2025-04-19T07:10:08.154269360"/>
  </office:meta>
</office:document-meta>
</file>